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2" style:family="table-column">
      <style:table-column-properties fo:break-before="auto" style:column-width="38.35mm"/>
    </style:style>
    <style:style style:name="co3" style:family="table-column">
      <style:table-column-properties fo:break-before="auto" style:column-width="53.46mm"/>
    </style:style>
    <style:style style:name="co4" style:family="table-column">
      <style:table-column-properties fo:break-before="auto" style:column-width="213.31mm"/>
    </style:style>
    <style:style style:name="co5" style:family="table-column">
      <style:table-column-properties fo:break-before="auto" style:column-width="22.58mm"/>
    </style:style>
    <style:style style:name="co6" style:family="table-column">
      <style:table-column-properties fo:break-before="auto" style:column-width="39.16mm"/>
    </style:style>
    <style:style style:name="co7" style:family="table-column">
      <style:table-column-properties fo:break-before="auto" style:column-width="40.73mm"/>
    </style:style>
    <style:style style:name="co8" style:family="table-column">
      <style:table-column-properties fo:break-before="auto" style:column-width="121.3mm"/>
    </style:style>
    <style:style style:name="ro1" style:family="table-row">
      <style:table-row-properties style:row-height="4.52mm" fo:break-before="auto" style:use-optimal-row-height="true"/>
    </style:style>
    <style:style style:name="ro2" style:family="table-row">
      <style:table-row-properties style:row-height="15.26mm" fo:break-before="auto" style:use-optimal-row-height="true"/>
    </style:style>
    <style:style style:name="ro3" style:family="table-row">
      <style:table-row-properties style:row-height="18.94mm" fo:break-before="auto" style:use-optimal-row-height="true"/>
    </style:style>
    <style:style style:name="ro4" style:family="table-row">
      <style:table-row-properties style:row-height="26.32mm" fo:break-before="auto" style:use-optimal-row-height="true"/>
    </style:style>
    <style:style style:name="ro5" style:family="table-row">
      <style:table-row-properties style:row-height="22.63mm" fo:break-before="auto" style:use-optimal-row-height="true"/>
    </style:style>
    <style:style style:name="ro6" style:family="table-row">
      <style:table-row-properties style:row-height="19.47mm" fo:break-before="auto" style:use-optimal-row-height="true"/>
    </style:style>
    <style:style style:name="ro7" style:family="table-row">
      <style:table-row-properties style:row-height="25.79mm" fo:break-before="auto" style:use-optimal-row-height="true"/>
    </style:style>
    <style:style style:name="ro8" style:family="table-row">
      <style:table-row-properties style:row-height="38.44mm" fo:break-before="auto" style:use-optimal-row-height="true"/>
    </style:style>
    <style:style style:name="ro9" style:family="table-row">
      <style:table-row-properties style:row-height="28.95mm" fo:break-before="auto" style:use-optimal-row-height="true"/>
    </style:style>
    <style:style style:name="ro10" style:family="table-row">
      <style:table-row-properties style:row-height="35.26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65.28mm" fo:break-before="auto" style:use-optimal-row-height="true"/>
    </style:style>
    <style:style style:name="ro13"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2" style:family="table-cell" style:parent-style-name="Default">
      <style:table-cell-properties style:vertical-align="top"/>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top"/>
      <style:text-properties fo:color="#000000" style:font-name="Helvetica Neue"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4" style:family="table-cell" style:parent-style-name="Default" style:data-style-name="N0">
      <style:table-cell-properties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5"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6"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wrap-option="wrap"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9" style:family="table-cell" style:parent-style-name="Default" style:data-style-name="N0">
      <style:table-cell-properties style:text-align-source="fix" style:repeat-content="false" style:vertical-align="top"/>
      <style:paragraph-properties fo:text-align="justify"/>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10"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vertical-align="top"/>
      <style:paragraph-properties fo:text-align="justify"/>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vertical-align="top"/>
      <style:text-properties fo:color="#000000" style:text-outline="false" style:text-line-through-style="none" style:text-line-through-type="none" style:font-name="Helvetica"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vertical-align="top"/>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vertical-align="top"/>
      <style:text-properties fo:color="#000000" style:font-name="Helvetica" fo:font-size="9pt" fo:font-weight="normal" style:font-size-asian="9pt" style:font-weight-asian="normal" style:font-size-complex="9pt" style:font-weight-complex="normal"/>
    </style:style>
    <style:style style:name="ce19" style:family="table-cell" style:parent-style-name="Default">
      <style:table-cell-properties fo:wrap-option="wrap" style:vertical-align="top"/>
      <style:text-properties fo:color="#000000" style:text-outline="false" style:text-line-through-style="none" style:text-line-through-type="none" style:font-name="Helvetica"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vertical-align="top"/>
      <style:text-properties fo:color="#000000" style:font-name="Helvetica" fo:font-size="9pt" fo:font-weight="normal" style:font-name-asian="Arial" style:font-size-asian="9pt" style:font-weight-asian="normal" style:font-name-complex="Arial" style:font-size-complex="9pt" style:font-weight-complex="normal"/>
    </style:style>
    <style:style style:name="ce21" style:family="table-cell" style:parent-style-name="Default">
      <style:table-cell-properties style:vertical-align="top"/>
      <style:text-properties style:font-name="Helvetica" fo:font-size="9pt" fo:font-weight="normal" style:font-size-asian="9pt" style:font-weight-asian="normal" style:font-size-complex="9pt" style:font-weight-complex="normal"/>
    </style:style>
    <style:style style:name="ce22" style:family="table-cell" style:parent-style-name="Default">
      <style:table-cell-properties style:text-align-source="fix" style:repeat-content="false" style:vertical-align="top"/>
      <style:paragraph-properties fo:text-align="start" fo:margin-left="0mm"/>
      <style:text-properties style:font-name="Helvetica" fo:font-size="9pt" fo:font-weight="normal" style:font-size-asian="9pt" style:font-weight-asian="normal" style:font-size-complex="9pt" style:font-weight-complex="normal"/>
    </style:style>
    <style:style style:name="ce23" style:family="table-cell" style:parent-style-name="Default">
      <style:table-cell-properties style:vertical-align="top"/>
      <style:text-properties fo:color="#000000" style:font-name="Helvetica" fo:font-size="9pt" fo:font-weight="normal" style:font-size-asian="9pt" style:font-weight-asian="normal" style:font-size-complex="9pt" style:font-weight-complex="normal"/>
    </style:style>
    <style:style style:name="ce24" style:family="table-cell" style:parent-style-name="Default">
      <style:table-cell-properties style:vertical-align="top"/>
      <style:text-properties fo:color="#000000" style:font-name="Helvetica" fo:font-size="9pt" fo:language="fr" fo:country="FR" fo:font-weight="normal" style:font-size-asian="9pt" style:language-asian="fr" style:country-asian="BE" style:font-weight-asian="normal" style:font-size-complex="9pt" style:language-complex="en" style:country-complex="US" style:font-weight-complex="normal"/>
    </style:style>
    <style:style style:name="ce25"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vertical-align="top"/>
      <style:text-properties fo:color="#000000" style:text-outline="false" style:text-line-through-style="none" style:text-line-through-type="none" style:font-name="Helvetica"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top"/>
      <style:paragraph-properties fo:text-align="justify"/>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31" style:family="table-cell" style:parent-style-name="Default">
      <style:table-cell-properties style:vertical-align="top"/>
      <style:text-properties style:font-name="Helvetica" fo:font-size="9pt" style:font-size-asian="9pt" style:font-size-complex="9pt"/>
    </style:style>
    <style:style style:name="ce32" style:family="table-cell" style:parent-style-name="Default" style:data-style-name="N0">
      <style:table-cell-properties fo:wrap-option="wrap" style:vertical-align="top"/>
      <style:text-properties fo:color="#000000" style:font-name="Helvetica" fo:font-size="9pt" style:font-name-asian="Arial" style:font-size-asian="9pt" style:font-name-complex="Arial" style:font-size-complex="9pt"/>
    </style:style>
    <style:style style:name="ce33" style:family="table-cell" style:parent-style-name="Default" style:data-style-name="N0">
      <style:table-cell-properties style:text-align-source="fix" style:repeat-content="false" style:vertical-align="top"/>
      <style:paragraph-properties fo:text-align="justify"/>
      <style:text-properties fo:color="#000000" style:font-name="Helvetica" fo:font-size="9pt" style:font-name-asian="Arial" style:font-size-asian="9pt" style:font-name-complex="Arial" style:font-size-complex="9pt"/>
    </style:style>
    <style:style style:name="ce34"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fr" style:country-asian="BE" style:font-weight-asian="normal" style:font-name-complex="Times New Roman" style:font-size-complex="9pt" style:language-complex="ar" style:country-complex="SA" style:font-weight-complex="normal"/>
    </style:style>
    <style:style style:name="ce35" style:family="table-cell" style:parent-style-name="Default">
      <style:table-cell-properties fo:wrap-option="wrap" style:vertical-align="top"/>
      <style:text-properties style:use-window-font-color="true" style:font-name="Helvetica" fo:font-size="9pt" fo:language="en" fo:country="US" style:font-name-asian="Calibri" style:font-size-asian="9pt" style:language-asian="en" style:country-asian="US" style:font-name-complex="Times New Roman" style:font-size-complex="9pt" style:language-complex="ar" style:country-complex="SA"/>
    </style:style>
    <style:style style:name="ce36" style:family="table-cell" style:parent-style-name="Default">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37" style:family="table-cell" style:parent-style-name="Default" style:data-style-name="N0">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38" style:family="table-cell" style:parent-style-name="Default" style:data-style-name="N0">
      <style:table-cell-properties fo:wrap-option="wrap" style:vertical-align="top"/>
      <style:text-properties style:use-window-font-color="true" style:font-name="Helvetica" fo:font-size="9pt" fo:language="nl" fo:country="BE" style:font-name-asian="Sansa Std Normal" style:font-size-asian="9pt" style:language-asian="hi" style:country-asian="IN" style:font-name-complex="Arial" style:font-size-complex="9pt"/>
    </style:style>
    <style:style style:name="ce39" style:family="table-cell" style:parent-style-name="Default">
      <style:table-cell-properties fo:wrap-option="wrap" style:vertical-align="top"/>
      <style:text-properties style:use-window-font-color="true" style:font-name="Helvetica" fo:font-size="9pt" fo:language="fr" fo:country="BE" fo:font-weight="normal" style:font-name-asian="Arial Unicode MS1" style:font-size-asian="9pt" style:language-asian="hi" style:country-asian="IN" style:font-weight-asian="normal" style:font-name-complex="Tahoma" style:font-size-complex="9pt" style:language-complex="en" style:country-complex="US" style:font-weight-complex="normal"/>
    </style:style>
    <style:style style:name="ce40"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en" style:country-asian="US" style:font-weight-asian="bold" style:font-name-complex="Tahoma" style:font-size-complex="9pt" style:language-complex="en" style:country-complex="US" style:font-weight-complex="normal"/>
    </style:style>
    <style:style style:name="T1" style:family="text">
      <style:text-properties fo:color="#000000" fo:country="none" style:country-asian="none" style:country-complex="none" style:font-size-asian="12pt" style:font-size-complex="12pt"/>
    </style:style>
    <style:style style:name="T2" style:family="text">
      <style:text-properties fo:country="none" style:country-asian="none" style:country-complex="none" style:font-size-asian="12pt" style:font-size-complex="12pt" fo:color="#ff0000"/>
    </style:style>
    <style:style style:name="T3" style:family="text">
      <style:text-properties fo:font-size="9pt" style:font-size-asian="9pt" style:font-size-complex="9pt"/>
    </style:style>
    <style:style style:name="T4" style:family="text">
      <style:text-properties fo:font-size="9pt" fo:country="none" style:country-asian="none" style:country-complex="none" style:font-size-asian="9pt" style:font-size-complex="9pt"/>
    </style:style>
    <style:style style:name="T5" style:family="text">
      <style:text-properties style:letter-kerning="true" fo:country="none" style:country-asian="none" style:country-complex="none" style:font-size-asian="11pt" style:font-size-complex="11pt"/>
    </style:style>
    <style:style style:name="T6" style:family="text">
      <style:text-properties fo:country="none" style:country-asian="none" style:country-complex="none" style:font-size-asian="11pt" style:font-size-complex="11pt"/>
    </style:style>
    <style:style style:name="T7" style:family="text">
      <style:text-properties fo:font-size="10pt" fo:country="none" style:country-asian="none" style:country-complex="none" style:font-size-asian="10pt" style:font-size-complex="10pt"/>
    </style:style>
  </office:automatic-styles>
  <office:body>
    <office:spreadsheet>
      <table:calculation-settings table:automatic-find-labels="false"/>
      <table:table table:name="collection-fr" table:style-name="ta1">
        <table:table-column table:style-name="co1" table:default-cell-style-name="ce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number-columns-repeated="1019" table:default-cell-style-name="ce5"/>
        <table:table-row table:style-name="ro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2">
          <table:table-cell office:value-type="string" calcext:value-type="string">
            <text:p>Seyni </text:p>
          </table:table-cell>
          <table:table-cell table:style-name="ce6" office:value-type="string" calcext:value-type="string">
            <text:p>AWA CAMARA</text:p>
          </table:table-cell>
          <table:table-cell table:style-name="ce6" office:value-type="string" calcext:value-type="string">
            <text:p>(Sénégal, 1939-)</text:p>
          </table:table-cell>
          <table:table-cell office:value-type="string" calcext:value-type="string">
            <text:p>Seny-Awa.jpg</text:p>
          </table:table-cell>
          <table:table-cell table:style-name="ce6"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19"/>
        </table:table-row>
        <table:table-row table:style-name="ro3">
          <table:table-cell table:style-name="ce2" office:value-type="string" calcext:value-type="string">
            <text:p>Yassir</text:p>
          </table:table-cell>
          <table:table-cell table:style-name="ce2" office:value-type="string" calcext:value-type="string">
            <text:p>AMAZINE</text:p>
          </table:table-cell>
          <table:table-cell table:style-name="ce2" office:value-type="string" calcext:value-type="string">
            <text:p>(Belgique, 1975- )</text:p>
          </table:table-cell>
          <table:table-cell table:style-name="ce8" office:value-type="string" calcext:value-type="string">
            <text:p>amazine-ok.jpg</text:p>
          </table:table-cell>
          <table:table-cell table:style-name="ce10" office:value-type="string" calcext:value-type="string">
            <text:p>Pendant son adolescence, Yassir Amazine a fréquenté l’atelier de Luc Mondry et de Nicolas Babilas à La Clairière. Ses dessins sont faits au bic noir, rouge, vert ou bleu. Il chante ou fredonne en dessinant, parle peu ou pas à l’atelier. En fait, chante-il ? Dessine-t-il ? Ou bien, s’évade-t-il ? Jamais, il ne cherche de modèle pour ses dessins. Des sujets reviennent pourtant : soleil, maison et mosquée, avion, auto, guitare. Un désordre apparent mais quand <text:s/>la surface est remplie, les deux faces souvent, tout se tient. Amazine a fini son dessin, il ne chante plus. Le dessin commence sa vie propre, il existe seul, nourri par Amazine.</text:p>
          </table:table-cell>
          <table:table-cell table:number-columns-repeated="1019"/>
        </table:table-row>
        <table:table-row table:style-name="ro4">
          <table:table-cell table:style-name="ce2" office:value-type="string" calcext:value-type="string">
            <text:p>Inès</text:p>
          </table:table-cell>
          <table:table-cell table:style-name="ce2" office:value-type="string" calcext:value-type="string">
            <text:p>ANDOUCHE</text:p>
          </table:table-cell>
          <table:table-cell table:style-name="ce2" office:value-type="string" calcext:value-type="string">
            <text:p>(Belgique, 1958-)</text:p>
          </table:table-cell>
          <table:table-cell table:style-name="ce8" office:value-type="string" calcext:value-type="string">
            <text:p>InesAndouche2330.JPG</text:p>
          </table:table-cell>
          <table:table-cell table:style-name="ce11" office:value-type="string" calcext:value-type="string">
            <text:p>Inès Andouche fréquente l'atelier Art à part entière du Centre de Hemptinne à Orp-Jauche depuis 1988. Elle y dessine intensément. Son corps est en fusion avec les recherches de composition, de couleurs et d’expression qu’elle mène pour chaque œuvre. C’est un travail réel qui l’attend, un travail qui lui appartient. Plongée dans une concentration qui ne souffre d’aucune distraction, elle possède l’atelier et profite de la liberté intrinsèque de ce lieu. Le geste affirmé, elle ceinture une image de référence puisée dans un magazine pour se l’approprier et lui donner une autre vie. Ce transfert mental, simple en apparence, concourt à anoblir l’insignifiant, le banal voire l’inaperçu. Inès Andouche révèle les choses, tendue dans son trait et rassurée pour la mise en couleurs. Son univers traduit sans doute quelques réminiscences de la culture de son enfance, emmenée aujourd’hui par une forte personnalité artistique.</text:p>
          </table:table-cell>
          <table:table-cell table:number-columns-repeated="1019"/>
        </table:table-row>
        <table:table-row table:style-name="ro5">
          <table:table-cell table:style-name="ce2" office:value-type="string" calcext:value-type="string">
            <text:p>Umberto</text:p>
          </table:table-cell>
          <table:table-cell table:style-name="ce2" office:value-type="string" calcext:value-type="string">
            <text:p>BERGAMASCHI</text:p>
          </table:table-cell>
          <table:table-cell table:style-name="ce2" office:value-type="string" calcext:value-type="string">
            <text:p>(Italie, 1954 -)</text:p>
          </table:table-cell>
          <table:table-cell table:style-name="ce8" office:value-type="string" calcext:value-type="string">
            <text:p>Bergamaschi1ok.jpg</text:p>
          </table:table-cell>
          <table:table-cell table:style-name="ce11" office:value-type="string" calcext:value-type="string">
            <text:p><text:span text:style-name="T1">Umberto Bergamaschi représente souvent ses personnages à l’intérieur d’une forme fermée et circulaire. Cette idée lui est apparue, pendant une phase de réflexion, lorsqu’il observait inlassablement la reproduction d’une pièce de monnaie. Ayant éprouvé une grande satisfaction intérieure, il n’a plus abandonné cette forme. Il représente des personnages et animaux aux contours très épurés qui sont décontextualisés et isolés dans cette bulle. Chaque chose est présentée comme une pure effigie, sans profondeur, dénué de détails et dans un univers amniotique où les notions d’espace et de temps sont bannies. Cette volonté d’abstraction et de tenir à l’écart les éléments de la réalité reflète la tendance d’Umberto Bergamaschi à se réfugier dans un univers silencieux. Il fréquente l'atelier artistique Adriano e Michele à San Colombano al Lambro depuis 1996</text:span><text:span text:style-name="T2">.</text:span></text:p>
          </table:table-cell>
          <table:table-cell table:number-columns-repeated="1019"/>
        </table:table-row>
        <table:table-row table:style-name="ro3">
          <table:table-cell table:style-name="ce2" office:value-type="string" calcext:value-type="string">
            <text:p>Paul</text:p>
          </table:table-cell>
          <table:table-cell table:style-name="ce2" office:value-type="string" calcext:value-type="string">
            <text:p>BLOCKX</text:p>
          </table:table-cell>
          <table:table-cell table:style-name="ce2" office:value-type="string" calcext:value-type="string">
            <text:p>(Belgique, 1961 - 2015)</text:p>
          </table:table-cell>
          <table:table-cell table:style-name="ce9" office:value-type="string" calcext:value-type="string">
            <text:p>BlockxPaul1892.JPG</text:p>
          </table:table-cell>
          <table:table-cell table:style-name="ce12" office:value-type="string" calcext:value-type="string">
            <text:p>L’œuvre graphique de Paul Blockx plonge le spectateur dans un monde de douleur. L’artiste nous impose, de manière forte et sans détour, l’enfer de sa vie, la souffrance psychique qu’il subit depuis de nombreuses années. Pour lui, comme pour beaucoup d’artistes, la création signifie un exutoire, une manière de crier sa douleur et de la transcender. Il nous offre une œuvre forte et authentique qui est le reflet de l’âme de son auteur et qui recèle la part symbolique de son histoire intime. Tantôt choqué, tantôt ému, tantôt bouleversé par le message que véhicule cet autoportrait, aucun visiteur ne peut rester indifférent face à cette œuvre miroir.</text:p>
          </table:table-cell>
          <table:table-cell table:number-columns-repeated="1019"/>
        </table:table-row>
        <table:table-row table:style-name="ro4">
          <table:table-cell table:style-name="ce2" office:value-type="string" calcext:value-type="string">
            <text:p>Ignacio</text:p>
          </table:table-cell>
          <table:table-cell table:style-name="ce2" office:value-type="string" calcext:value-type="string">
            <text:p>CARLES-TOLRA </text:p>
          </table:table-cell>
          <table:table-cell table:style-name="ce2" office:value-type="string" calcext:value-type="string">
            <text:p>(Espagne, 1928-)</text:p>
          </table:table-cell>
          <table:table-cell table:style-name="ce8" office:value-type="string" calcext:value-type="string">
            <text:p>CARLES-TOLRA-Ignacio.jpg</text:p>
          </table:table-cell>
          <table:table-cell table:style-name="ce10" office:value-type="string" calcext:value-type="string">
            <text:p><text:span text:style-name="T3">Ignacio Carles-Tolra s’installe à l’âge de trente ans à Zurich où il se lance en autodidacte dans une aventure artistique, suite à la découverte des écrits de Jean Dubuffet. Encouragé par ce dernier, avec qui il entretient une importante correspondance, il commence à dessiner la nuit, après son travail de fonctionnaire à la Croix-Rouge.</text:span></text:p>
            <text:p><text:span text:style-name="T4">Il développe progressivement un bestiaire d’une grande diversité, regroupant oiseaux et autres créatures composites, souvent dotés de membres multipliés, qu’il désigne lui-même de « bestioles ».  Travaillant par impulsion et dans l’urgence, souvent par série, il est pris d’une fièvre d’être compris : « C’est la rogne qui me motive le plus, mais je m’amuse beaucoup aussi », confie-t-il. « Je dessine pour me guérir du quotidien. ». Son travail peut procéder de l’accident par tache, grattage, empreinte ou collage. </text:span></text:p>
          </table:table-cell>
          <table:table-cell table:number-columns-repeated="1019"/>
        </table:table-row>
        <table:table-row table:style-name="ro5">
          <table:table-cell table:style-name="ce2" office:value-type="string" calcext:value-type="string">
            <text:p>Georges</text:p>
          </table:table-cell>
          <table:table-cell table:style-name="ce2" office:value-type="string" calcext:value-type="string">
            <text:p>CAUCHY</text:p>
          </table:table-cell>
          <table:table-cell table:style-name="ce2" office:value-type="string" calcext:value-type="string">
            <text:p>(France, 1963 -)</text:p>
          </table:table-cell>
          <table:table-cell table:style-name="ce9" office:value-type="string" calcext:value-type="string">
            <text:p>cauchy.JPG</text:p>
          </table:table-cell>
          <table:table-cell table:style-name="ce11" office:value-type="string" calcext:value-type="string">
            <text:p>Vastes étendues de couleurs pures, immensité d’un ciel nocturne, telle une partition musicale, les grands aplats colorés de Georges Cauchy vibrent au son d’une multitude de traits au feutre fin appliqués côte à côte par bandes régulières. Le dessin linéaire, sans esquisse préparatoire, est tracé au feutre noir. Il fragmente et cloisonne certains éléments, forme des arabesques énigmatiques. Ses dessins sont ensuite patiemment coiffés en traits ciselés de teintes vives. Son travail d’orfèvre affectionne les photographies de magazines, support d’interprétations personnelles, qu’il abandonne aussitôt que son travail de mosaïste gagne en surface. Les ombres prennent la forme de volutes, ses paysages ont l’allure de cartographies imaginaires. Georges Cauchy fréquente l’atelier peinture du Centre La Pommeraie, à Quevaucamps.</text:p>
          </table:table-cell>
          <table:table-cell table:number-columns-repeated="1019"/>
        </table:table-row>
        <table:table-row table:style-name="ro5">
          <table:table-cell table:style-name="ce2" office:value-type="string" calcext:value-type="string">
            <text:p>Klaus</text:p>
          </table:table-cell>
          <table:table-cell table:style-name="ce2" office:value-type="string" calcext:value-type="string">
            <text:p>COMPAGNIE</text:p>
          </table:table-cell>
          <table:table-cell table:style-name="ce2" office:value-type="string" calcext:value-type="string">
            <text:p>(Belgique, 1972 -)</text:p>
          </table:table-cell>
          <table:table-cell table:style-name="ce9" office:value-type="string" calcext:value-type="string">
            <text:p>CompagnieKlaus.jpg</text:p>
          </table:table-cell>
          <table:table-cell table:style-name="ce11" office:value-type="string" calcext:value-type="string">
            <text:p>Déjà durant sa jeunesse, Klaus Compagnie travaille avec enthousiasme et obsession à la traduction de son monde. Il croque des figures rudimentaires à la peinture, au fusain ou à la pyrogravure, qu'il accompagne de commentaires écrits. Les peintures illustrent ses connaissances et sa fantaisie sans limite. Il réalise des portraits, peint des faits historiques et nous confronte à ses connaissances anatomiques. Il donne des indications météorologiques ou de faits de l'actualité avec une interprétation personnelle en néerlandais, mais aussi en espagnol et en français. Il renforce l’image par du texte, ce qui rend ses œuvres humoristiques et intrigantes. Il fréquente depuis 1995 l'atelier artistique De Zandberg à Harelbeke.</text:p>
          </table:table-cell>
          <table:table-cell table:number-columns-repeated="1019"/>
        </table:table-row>
        <table:table-row table:style-name="ro5">
          <table:table-cell office:value-type="string" calcext:value-type="string">
            <text:p>Aloïse</text:p>
          </table:table-cell>
          <table:table-cell office:value-type="string" calcext:value-type="string">
            <text:p>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19"/>
        </table:table-row>
        <table:table-row table:style-name="ro3">
          <table:table-cell table:style-name="ce2" office:value-type="string" calcext:value-type="string">
            <text:p>Sylvain</text:p>
          </table:table-cell>
          <table:table-cell table:style-name="ce2" office:value-type="string" calcext:value-type="string">
            <text:p>COSIJNS</text:p>
          </table:table-cell>
          <table:table-cell table:style-name="ce2" office:value-type="string" calcext:value-type="string">
            <text:p>(Belgique, 1932 -)</text:p>
          </table:table-cell>
          <table:table-cell table:style-name="ce8" office:value-type="string" calcext:value-type="string">
            <text:p>cosijns.jpg</text:p>
          </table:table-cell>
          <table:table-cell table:style-name="ce11" office:value-type="string" calcext:value-type="string">
            <text:p>Sylvain Cosijns a commencé à vivre et à s’épanouir à l’âge de 56 ans, lorsqu’il fut accueilli dans l’atelier de Jan Geldhof, responsable de l’atelier de peinture à Mariaheem (Zwalm). Durant sa vie, il a accumulé une somme de sensations, d’expériences, subies, vécues, sans jamais avoir l’occasion d’en faire part. Dessiner, peindre, c’est la perche qui lui donna l’opportunité de toucher la vie, les autres. Sylvain Cosijns et son œuvre ne font qu’un. Il mène son œuvre et la vit comme sa propre rédemption. Ses œuvres reflètent la fragilité des choses plus que l’héroïsme. Malheureusement, cette sensibilité est trop souvent mise à l’écart dans la vie et dans l’art. </text:p>
          </table:table-cell>
          <table:table-cell table:number-columns-repeated="1019"/>
        </table:table-row>
        <table:table-row table:style-name="ro3">
          <table:table-cell office:value-type="string" calcext:value-type="string">
            <text:p>Georges </text:p>
          </table:table-cell>
          <table:table-cell table:style-name="ce7" office:value-type="string" calcext:value-type="string">
            <text:p>COUNASSE </text:p>
          </table:table-cell>
          <table:table-cell table:style-name="ce6" office:value-type="string" calcext:value-type="string">
            <text:p>(Belgique, 1933-2005)</text:p>
          </table:table-cell>
          <table:table-cell office:value-type="string" calcext:value-type="string">
            <text:p>Georges-Counasse-27.jpg</text:p>
          </table:table-cell>
          <table:table-cell table:style-name="ce6"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19"/>
        </table:table-row>
        <table:table-row table:style-name="ro2">
          <table:table-cell office:value-type="string" calcext:value-type="string">
            <text:p>Antonio </text:p>
          </table:table-cell>
          <table:table-cell table:style-name="ce6" office:value-type="string" calcext:value-type="string">
            <text:p>DALLA VALLE </text:p>
          </table:table-cell>
          <table:table-cell table:style-name="ce6" office:value-type="string" calcext:value-type="string">
            <text:p>(Italie, 1939-)</text:p>
          </table:table-cell>
          <table:table-cell office:value-type="string" calcext:value-type="string">
            <text:p>dalla-valle-41.jpg</text:p>
          </table:table-cell>
          <table:table-cell table:style-name="ce13"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19"/>
        </table:table-row>
        <table:table-row table:style-name="ro2">
          <table:table-cell office:value-type="string" calcext:value-type="string">
            <text:p>Serge </text:p>
          </table:table-cell>
          <table:table-cell table:style-name="ce6" office:value-type="string" calcext:value-type="string">
            <text:p>DELAUNAY</text:p>
          </table:table-cell>
          <table:table-cell table:style-name="ce6" office:value-type="string" calcext:value-type="string">
            <text:p>(Belgique, 1956-)</text:p>
          </table:table-cell>
          <table:table-cell office:value-type="string" calcext:value-type="string">
            <text:p>Serge-Delaunay-294.jpg</text:p>
          </table:table-cell>
          <table:table-cell table:style-name="ce6"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19"/>
        </table:table-row>
        <table:table-row table:style-name="ro3">
          <table:table-cell office:value-type="string" calcext:value-type="string">
            <text:p>Paul</text:p>
          </table:table-cell>
          <table:table-cell table:style-name="ce6" office:value-type="string" calcext:value-type="string">
            <text:p>DUHEM</text:p>
          </table:table-cell>
          <table:table-cell table:style-name="ce6" office:value-type="string" calcext:value-type="string">
            <text:p>(Belgique, 1919-1999)</text:p>
          </table:table-cell>
          <table:table-cell office:value-type="string" calcext:value-type="string">
            <text:p>Duhem-1.jpg</text:p>
          </table:table-cell>
          <table:table-cell table:style-name="ce6"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19"/>
        </table:table-row>
        <table:table-row table:style-name="ro3">
          <table:table-cell table:style-name="ce2" office:value-type="string" calcext:value-type="string">
            <text:p>Johan</text:p>
          </table:table-cell>
          <table:table-cell table:style-name="ce2" office:value-type="string" calcext:value-type="string">
            <text:p>GEENENS</text:p>
          </table:table-cell>
          <table:table-cell table:style-name="ce2" office:value-type="string" calcext:value-type="string">
            <text:p>(Belgique, 1970-)</text:p>
          </table:table-cell>
          <table:table-cell table:style-name="ce8" office:value-type="string" calcext:value-type="string">
            <text:p>geenens.jpg</text:p>
          </table:table-cell>
          <table:table-cell table:style-name="ce14" office:value-type="string" calcext:value-type="string">
            <text:p>Johan Geenens fréquente l’atelier De Zandberg, à Harelbeke, depuis 1992.Débutant par la gravure et la linogravure, sa pratique s’élargit à la peinture et aux dessins aux formes abstraites. La série « Nogeenkasteel » (« Encore un château ») se compose par exemple d’un enchevêtrement de lignes qui se transforme en petits espaces précis et déterminés, en endroits tressés qui participent de cette mosaïque subtile de couleurs et de formes, alternant parfois avec des espaces plus vastes où le trait se fait plus libre et moins systématique. Ce contraste de styles et de densité invite le spectateur à prendre en compte chaque élément distinct de cet ensemble dans sa spécificité propre.</text:p>
          </table:table-cell>
          <table:table-cell table:number-columns-repeated="1019"/>
        </table:table-row>
        <table:table-row table:style-name="ro5">
          <table:table-cell office:value-type="string" calcext:value-type="string">
            <text:p>Juanma </text:p>
          </table:table-cell>
          <table:table-cell table:style-name="ce6" office:value-type="string" calcext:value-type="string">
            <text:p>GONZALEZ</text:p>
          </table:table-cell>
          <table:table-cell table:style-name="ce6" office:value-type="string" calcext:value-type="string">
            <text:p>(Espagne, 1945-2007, Belgique)</text:p>
          </table:table-cell>
          <table:table-cell office:value-type="string" calcext:value-type="string">
            <text:p>Gonzalez.jpg</text:p>
          </table:table-cell>
          <table:table-cell table:style-name="ce6"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19"/>
        </table:table-row>
        <table:table-row table:style-name="ro3">
          <table:table-cell table:style-name="ce3" office:value-type="string" calcext:value-type="string">
            <text:p>Martha</text:p>
          </table:table-cell>
          <table:table-cell table:style-name="ce6" office:value-type="string" calcext:value-type="string">
            <text:p>GRÜNENWALDT </text:p>
          </table:table-cell>
          <table:table-cell office:value-type="string" calcext:value-type="string">
            <text:p>(Belgique, 1910-2008)</text:p>
          </table:table-cell>
          <table:table-cell office:value-type="string" calcext:value-type="string">
            <text:p>Grunenwaldtweb.jpeg</text:p>
          </table:table-cell>
          <table:table-cell table:style-name="ce6"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19"/>
        </table:table-row>
        <table:table-row table:style-name="ro4">
          <table:table-cell table:style-name="ce4"/>
          <table:table-cell table:style-name="ce2" office:value-type="string" calcext:value-type="string">
            <text:p>JAKLINE</text:p>
          </table:table-cell>
          <table:table-cell table:style-name="ce2" office:value-type="string" calcext:value-type="string">
            <text:p>(Belgique, 1956-)</text:p>
          </table:table-cell>
          <table:table-cell table:style-name="ce8" office:value-type="string" calcext:value-type="string">
            <text:p>Jacquelineok.jpg</text:p>
          </table:table-cell>
          <table:table-cell table:style-name="ce15" office:value-type="string" calcext:value-type="string">
            <text:p><text:span text:style-name="T5">Jakline ne s’exprime pas volontiers à propos de ses œuvres. Ses actions, ses œuvres, le font pour elle. Les œuvres de Jakline, c’est de la dentelle. De la dentelle qui pique, qui rouille et donne le tétanos. Un ouvrage ciselé par le plein et le vide. Du vide, comme un terrain dépeuplé laissé à la projection de nos angoisses. De l’espace, dans ses cathédrales de fer et de nickel, pour laisser flotter l’écho des révoltes qu’elle hurle en silence. Jakline s’insurge contre une société injuste, inégalitaire, contre un système qui enferme chacun dans sa condition. Et ainsi qu’elle lui donne la forme de pièges, c’est cet ennemi invisible qui est mis en cage. Le structurant, elle peut mieux lui faire face, droite et puissante, à l’image des vierges de ferrailles qu’elle fait naître de l’organisation de petits morceaux de chaos. </text:span><text:span text:style-name="T6">C'est d'un même élan que Jakline apporte son aide aux plus démunis et s'adonne à ses créations, y installant d'ailleurs des petits lits pour les réfugiés...</text:span></text:p>
          </table:table-cell>
          <table:table-cell table:number-columns-repeated="1019"/>
        </table:table-row>
        <table:table-row table:style-name="ro5">
          <table:table-cell office:value-type="string" calcext:value-type="string">
            <text:p>André </text:p>
          </table:table-cell>
          <table:table-cell table:style-name="ce6" office:value-type="string" calcext:value-type="string">
            <text:p>ROBILLARD </text:p>
          </table:table-cell>
          <table:table-cell table:style-name="ce6" office:value-type="string" calcext:value-type="string">
            <text:p>(France, 1932-) </text:p>
          </table:table-cell>
          <table:table-cell office:value-type="string" calcext:value-type="string">
            <text:p>Robillard-10B.jpg</text:p>
          </table:table-cell>
          <table:table-cell table:style-name="ce6"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19"/>
        </table:table-row>
        <table:table-row table:style-name="ro3">
          <table:table-cell office:value-type="string" calcext:value-type="string">
            <text:p>Jacques </text:p>
          </table:table-cell>
          <table:table-cell office:value-type="string" calcext:value-type="string">
            <text:p>TROVIC </text:p>
          </table:table-cell>
          <table:table-cell table:style-name="ce6" office:value-type="string" calcext:value-type="string">
            <text:p>(France, 1932-) </text:p>
          </table:table-cell>
          <table:table-cell office:value-type="string" calcext:value-type="string">
            <text:p>Trovic1149.jpg</text:p>
          </table:table-cell>
          <table:table-cell table:style-name="ce6"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collection-en" table:style-name="ta1">
        <table:table-column table:style-name="co1" table:default-cell-style-name="ce18"/>
        <table:table-column table:style-name="co1" table:default-cell-style-name="ce21"/>
        <table:table-column table:style-name="co6" table:default-cell-style-name="ce18"/>
        <table:table-column table:style-name="co7" table:default-cell-style-name="ce18"/>
        <table:table-column table:style-name="co8" table:default-cell-style-name="ce18"/>
        <table:table-column table:style-name="co5" table:number-columns-repeated="1018" table:default-cell-style-name="ce31"/>
        <table:table-column table:style-name="co5" table:default-cell-style-name="Default"/>
        <table:table-row table:style-name="ro1">
          <table:table-cell table:style-name="ce1" office:value-type="string" calcext:value-type="string">
            <text:p>PRENOM</text:p>
          </table:table-cell>
          <table:table-cell table:style-name="ce5" office:value-type="string" calcext:value-type="string">
            <text:p>NOM</text:p>
          </table:table-cell>
          <table:table-cell table:style-name="ce5" office:value-type="string" calcext:value-type="string">
            <text:p>DATES</text:p>
          </table:table-cell>
          <table:table-cell table:style-name="ce5" office:value-type="string" calcext:value-type="string">
            <text:p>IMAGE</text:p>
          </table:table-cell>
          <table:table-cell table:style-name="ce5" office:value-type="string" calcext:value-type="string">
            <text:p>BIOGRAPHIE</text:p>
          </table:table-cell>
          <table:table-cell table:style-name="ce5" table:number-columns-repeated="1019"/>
        </table:table-row>
        <table:table-row table:style-name="ro6">
          <table:table-cell table:style-name="ce16" office:value-type="string" calcext:value-type="string">
            <text:p>Seyni</text:p>
          </table:table-cell>
          <table:table-cell table:style-name="ce22" office:value-type="string" calcext:value-type="string">
            <text:p>AWA CAMARA</text:p>
          </table:table-cell>
          <table:table-cell table:style-name="ce16" office:value-type="string" calcext:value-type="string">
            <text:p>(Senegal, 1939-)</text:p>
          </table:table-cell>
          <table:table-cell office:value-type="string" calcext:value-type="string">
            <text:p>Seny-Awa.jpg</text:p>
          </table:table-cell>
          <table:table-cell table:style-name="ce34" office:value-type="string" calcext:value-type="string">
            <text:p>Seyni Awa has always contested ancestral prohibitions. She has displayed her eccentricity, her fantasies and the “evil” spirits inside her.  She makes fun of the rules and gives full rein to all her fantasies. In the yard in front of the house, she models her clay figures, half-women, half-monsters and produces other little laughing monsters. In a hole, the most rudimentary kiln imaginable, also in front of the house, she fires these creatures, which may reach up to one meter high.</text:p>
          </table:table-cell>
          <table:table-cell table:number-columns-repeated="1019"/>
        </table:table-row>
        <table:table-row table:style-name="ro7">
          <table:table-cell table:style-name="ce17" office:value-type="string" calcext:value-type="string">
            <text:p>Yassir</text:p>
          </table:table-cell>
          <table:table-cell table:style-name="ce17" office:value-type="string" calcext:value-type="string">
            <text:p>AMAZINE</text:p>
          </table:table-cell>
          <table:table-cell table:style-name="ce25" office:value-type="string" calcext:value-type="string">
            <text:p>(Belgium, 1975- )</text:p>
          </table:table-cell>
          <table:table-cell table:style-name="ce32" office:value-type="string" calcext:value-type="string">
            <text:p>amazine-ok.jpg</text:p>
          </table:table-cell>
          <table:table-cell table:style-name="ce35" office:value-type="string" calcext:value-type="string">
            <text:p>Yassir Amazine attended the classes of Luc Mondry and Nicole Babilas at La Clarière.His drawings are in ball point, black, red, green or blue. He sings or hums while drawing, and speaks rarely or not at all. In fact, is he singing? Is he drawing? Or is he running away? He never looks for a model for his drawings. Some subjects are repeated: sun, house and mosque, aeroplane, car, guitar. An apparent disorder but the paper is entirely covered (usually both sides), it all makes sense. Yassir Amazine has finished his drawing, and has stopped singing. The drawing begins its own life, it exists in its own right, nourished by the artist.</text:p>
          </table:table-cell>
          <table:table-cell table:number-columns-repeated="1019"/>
        </table:table-row>
        <table:table-row table:style-name="ro7">
          <table:table-cell table:style-name="ce17" office:value-type="string" calcext:value-type="string">
            <text:p>Inès</text:p>
          </table:table-cell>
          <table:table-cell table:style-name="ce17" office:value-type="string" calcext:value-type="string">
            <text:p>ANDOUCHE</text:p>
          </table:table-cell>
          <table:table-cell table:style-name="ce26" office:value-type="string" calcext:value-type="string">
            <text:p>(Belgium, 1958 - )</text:p>
          </table:table-cell>
          <table:table-cell table:style-name="ce32" office:value-type="string" calcext:value-type="string">
            <text:p>InesAndouche2330.JPG</text:p>
          </table:table-cell>
          <table:table-cell table:style-name="ce35" office:value-type="string" calcext:value-type="string">
            <text:p>For the ten years in her life she lived an itinerant life with her parents in Africa, principally in the Congo. In 1961 Inès return in Europe and attended several different institutions in Switzerland and then in France, where she joined Hemptinne Centre’s creative studio. She draws with great intensity. With strong gestures she tackles pictures in magazines, taking them over and giving them a new life. This apparently simple mental transfer dignifies the insignificant, the ordinary or even the ignored. Her univers probably conveys some memories of the culture of her childhood, today conducted by a strong artistic personality.</text:p>
          </table:table-cell>
          <table:table-cell table:number-columns-repeated="1019"/>
        </table:table-row>
        <table:table-row table:style-name="ro5">
          <table:table-cell table:style-name="ce17" office:value-type="string" calcext:value-type="string">
            <text:p>Umberto</text:p>
          </table:table-cell>
          <table:table-cell table:style-name="ce17" office:value-type="string" calcext:value-type="string">
            <text:p>BERGAMASCHI</text:p>
          </table:table-cell>
          <table:table-cell table:style-name="ce26" office:value-type="string" calcext:value-type="string">
            <text:p>(Milan, 1954 -)</text:p>
          </table:table-cell>
          <table:table-cell table:style-name="ce32" office:value-type="string" calcext:value-type="string">
            <text:p>Bergamaschi1ok.jpg</text:p>
          </table:table-cell>
          <table:table-cell table:style-name="ce36" office:value-type="string" calcext:value-type="string">
            <text:p>The habit of putting a circle round his subjects arose by chance during the exploratory phase when he was absorbed in copying a coin. Umberto Bergamaschi got great inner satisfaction from it and has never given up the circular shape. Each thing is presented as a pure effigy, without depth, in a foetal universe where space and time are banished. This opting for abstraction and avoidance of reality reflect his tendency to take refuge in a silent universe.He works in the Andrea &amp; Michele painting studio.</text:p>
          </table:table-cell>
          <table:table-cell table:number-columns-repeated="1019"/>
        </table:table-row>
        <table:table-row table:style-name="ro7">
          <table:table-cell table:style-name="ce17" office:value-type="string" calcext:value-type="string">
            <text:p>Paul</text:p>
          </table:table-cell>
          <table:table-cell table:style-name="ce17" office:value-type="string" calcext:value-type="string">
            <text:p>BLOCKX</text:p>
          </table:table-cell>
          <table:table-cell table:style-name="ce27" office:value-type="string" calcext:value-type="string">
            <text:p>(Belgium, 1961 – 2015)</text:p>
          </table:table-cell>
          <table:table-cell table:style-name="ce33" office:value-type="string" calcext:value-type="string">
            <text:p>BlockxPaul1892.JPG</text:p>
          </table:table-cell>
          <table:table-cell table:style-name="ce37" office:value-type="string" calcext:value-type="string">
            <text:p>The graphic work of Paul Blockx immerse the spectator into a world of pain. The artist imposes us, in a strong way and frankly, the hell of his life, the psychic suffering which he is subjected for several years. For him, as for many artists, creation means a release, a way of shouting his pain and of transcending it. He offers us a strong and authentic work which is a reflection of the author’s soul and which contains a symbolic part of his intimate story. Sometimes shocked, sometimes moved, sometimes upset by the message of this self-portrait, no visitor can remain uncaring in front of this work-mirror.</text:p>
          </table:table-cell>
          <table:table-cell table:number-columns-repeated="1019"/>
        </table:table-row>
        <table:table-row table:style-name="ro8">
          <table:table-cell table:style-name="ce17" office:value-type="string" calcext:value-type="string">
            <text:p>Ignacio</text:p>
          </table:table-cell>
          <table:table-cell table:style-name="ce17" office:value-type="string" calcext:value-type="string">
            <text:p>CARLES-TOLRA </text:p>
          </table:table-cell>
          <table:table-cell table:style-name="ce25" office:value-type="string" calcext:value-type="string">
            <text:p>(Spain, 1928-)</text:p>
          </table:table-cell>
          <table:table-cell table:style-name="ce32" office:value-type="string" calcext:value-type="string">
            <text:p>CARLES-TOLRA-Ignacio.jpg</text:p>
          </table:table-cell>
          <table:table-cell table:style-name="ce32" office:value-type="string" calcext:value-type="string">
            <text:p>Originally, from Spain, Carles-Tolra moved to Zurich at the age of 30 where, self-taught, he embarked on art after discovering the writings of Jean Dubuffet. Encouraged by the latter, with whom he maintained an important correspondence, he started drawing at night after his work as a civil servant for the Red Cross. </text:p>
            <text:p>Ignacio Carles-Tolra gradually developed a bestiary of enormous diversity, bringing together birds and other composite creatures, often endowed with multiple members, which he refers to as “creatures.” lgnacio Carles-Tolra works on impulse and in haste, often by series, consumed by a fever to be understood.  “It’s anger that motivates me the most, but I have a lot of fun too,” he confesses.  “I draw to heal myself from daily life.” His work may proceed by accident from a spot, scratch, print or collage.</text:p>
            <text:p/>
          </table:table-cell>
          <table:table-cell table:number-columns-repeated="1019"/>
        </table:table-row>
        <table:table-row table:style-name="ro6">
          <table:table-cell table:style-name="ce17" office:value-type="string" calcext:value-type="string">
            <text:p>Georges</text:p>
          </table:table-cell>
          <table:table-cell table:style-name="ce17" office:value-type="string" calcext:value-type="string">
            <text:p>CAUCHY</text:p>
          </table:table-cell>
          <table:table-cell table:style-name="ce26" office:value-type="string" calcext:value-type="string">
            <text:p>(France, 1963 -)</text:p>
          </table:table-cell>
          <table:table-cell table:style-name="ce33" office:value-type="string" calcext:value-type="string">
            <text:p>cauchy.JPG</text:p>
          </table:table-cell>
          <table:table-cell table:style-name="ce32" office:value-type="string" calcext:value-type="string">
            <text:p>Some people are difficult; we might even call them stubborn! Well, Georges is one such person: very difficult to communicate with, he has nonetheless some truly remarkable bouts of creativity. At such times, every form submits to his will and takes on more intensity. He uses felt-tip pens, which gives luminosity and transparency to his blocks of color. But you are warned: these works are fragile because the felt-tips employed fade in daylight.</text:p>
          </table:table-cell>
          <table:table-cell table:number-columns-repeated="1019"/>
        </table:table-row>
        <table:table-row table:style-name="ro9">
          <table:table-cell table:style-name="ce17" office:value-type="string" calcext:value-type="string">
            <text:p>Klaus</text:p>
          </table:table-cell>
          <table:table-cell table:style-name="ce17" office:value-type="string" calcext:value-type="string">
            <text:p>COMPAGNIE</text:p>
          </table:table-cell>
          <table:table-cell table:style-name="ce26" office:value-type="string" calcext:value-type="string">
            <text:p>(Belgium, 1972 -)</text:p>
          </table:table-cell>
          <table:table-cell table:style-name="ce33" office:value-type="string" calcext:value-type="string">
            <text:p>CompagnieKlaus.jpg</text:p>
          </table:table-cell>
          <table:table-cell table:style-name="ce38" office:value-type="string" calcext:value-type="string">
            <text:p>During his youth, Klaus Compagnie has already been someone who liked commenting on his anecdotal representations. He works with enthusiasm and obsession on the perfect translation of his world. He sketches rudimentary figures in painting, charcoal or in pyrography combined with written comments. Paintings illustrate his unlimited knowledge and unlimited imagination. He realizes portraits, paints historic facts and confronts us with his anatomical knowledge. He gives meteorological indications or events with a personal interpretation in dutch, but also in spanish and in french. He reinforces pictures by text, what convey his works funny and scheming.</text:p>
          </table:table-cell>
          <table:table-cell table:number-columns-repeated="1019"/>
        </table:table-row>
        <table:table-row table:style-name="ro10">
          <table:table-cell office:value-type="string" calcext:value-type="string">
            <text:p>Aloïse</text:p>
          </table:table-cell>
          <table:table-cell table:style-name="ce23" office:value-type="string" calcext:value-type="string">
            <text:p>CORBAZ </text:p>
          </table:table-cell>
          <table:table-cell office:value-type="string" calcext:value-type="string">
            <text:p>(Switzerland, 1886-1964)</text:p>
          </table:table-cell>
          <table:table-cell office:value-type="string" calcext:value-type="string">
            <text:p>Aloise-Corbaz560.jpg</text:p>
          </table:table-cell>
          <table:table-cell office:value-type="string" calcext:value-type="string">
            <text:p>Having suffered heartbreak, Aloïse, then aged twenty-five, moves to Germany where she takes up the post of governess at the court of Emperor William II. At the start of the war in 1914 she has to go back to Switzerland, and is showing signs of behavioral problems. Her family decides to first commit her to the hospital in Céry then, from 1918 until her death, to the mental hospital of La Rosière in Gimel. Jacqueline PorretForel, the doctor who looks after her, analyses her works and shows them to Jean Dubuffet. Locked-up, Aloïse creates disconcerting works that follow rules which are hers alone. Memories resurface in her drawings: the splendor of the court of William II, royal couples, and theatrical scenery. She doesn’t reproduce them faithfully, but transfers them into a perpetually changing and extremely diverse world.</text:p>
          </table:table-cell>
          <table:table-cell table:number-columns-repeated="1019"/>
        </table:table-row>
        <table:table-row table:style-name="ro7">
          <table:table-cell table:style-name="ce17" office:value-type="string" calcext:value-type="string">
            <text:p>Sylvain</text:p>
          </table:table-cell>
          <table:table-cell table:style-name="ce17" office:value-type="string" calcext:value-type="string">
            <text:p>COSIJNS</text:p>
          </table:table-cell>
          <table:table-cell table:style-name="ce26" office:value-type="string" calcext:value-type="string">
            <text:p>(Belgium, 1932 -)</text:p>
          </table:table-cell>
          <table:table-cell table:style-name="ce32" office:value-type="string" calcext:value-type="string">
            <text:p>cosijns.jpg</text:p>
          </table:table-cell>
          <table:table-cell table:style-name="ce32" office:value-type="string" calcext:value-type="string">
            <text:p>Sylvain Cosijns started to live and open up aged 56, when he went to Jan Geldhof’s studio. During his life he accumulated a mass of sensations and experiences, endured and lived through but never communicated. Drawing and painting is his way of reaching out to life and other people. </text:p>
            <text:p>The work of Sylvain Cosijns reflects the fragility of things more than heroism: it exudes tremendous purity: bare drawings with a hesitating stroke although maintained.</text:p>
            <text:p/>
          </table:table-cell>
          <table:table-cell table:number-columns-repeated="1019"/>
        </table:table-row>
        <table:table-row table:style-name="ro5">
          <table:table-cell table:style-name="ce19" office:value-type="string" calcext:value-type="string">
            <text:p>Georges</text:p>
          </table:table-cell>
          <table:table-cell office:value-type="string" calcext:value-type="string">
            <text:p>COUNASSE </text:p>
          </table:table-cell>
          <table:table-cell table:style-name="ce16" office:value-type="string" calcext:value-type="string">
            <text:p>(Belgium, 1933-2005)</text:p>
          </table:table-cell>
          <table:table-cell office:value-type="string" calcext:value-type="string">
            <text:p>Georges-Counasse-27.jpg</text:p>
          </table:table-cell>
          <table:table-cell office:value-type="string" calcext:value-type="string">
            <text:p>Eternal enchantment that furrows our childhood memories, the merry-go-rounds of Georges Counasse, a retired baker, turn to the rhythm of record-players that usually serve as their base. <text:s/>An assembly of elements gleaned from childhood and its rediscovery (small dolls that ride the carrousels, pearls, Christmas garlands, etc.) recreate the fair of the years 1947-1950 of his youth. <text:s/>Merry-go-round, big wheel, chain carousel, ice palace, and bumper cars awaken a nostalgic happiness in us all.</text:p>
          </table:table-cell>
          <table:table-cell table:number-columns-repeated="1019"/>
        </table:table-row>
        <table:table-row table:style-name="ro11">
          <table:table-cell table:style-name="ce16" office:value-type="string" calcext:value-type="string">
            <text:p>Antonio</text:p>
          </table:table-cell>
          <table:table-cell office:value-type="string" calcext:value-type="string">
            <text:p>DALLA VALLE </text:p>
          </table:table-cell>
          <table:table-cell table:style-name="ce28" office:value-type="string" calcext:value-type="string">
            <text:p>(Cles (Trente),Italy, 1939-)</text:p>
          </table:table-cell>
          <table:table-cell office:value-type="string" calcext:value-type="string">
            <text:p>dalla-valle-(41).jpg</text:p>
          </table:table-cell>
          <table:table-cell table:style-name="ce39" office:value-type="string" calcext:value-type="string">
            <text:p>Antonio Dalla Valle always carries his work when he leaves the security of his psychiatric institution. It contains notebooks wrapped in sticky tape, assemblages of felt pens, and Perspex cubes in which he encloses small pieces of paper with scribbled text. He has invented a form of personal, secret writing in which the intimate coexists with the universal.</text:p>
          </table:table-cell>
          <table:table-cell table:number-columns-repeated="1019"/>
        </table:table-row>
        <table:table-row table:style-name="ro12">
          <table:table-cell table:style-name="ce16" office:value-type="string" calcext:value-type="string">
            <text:p>Serge</text:p>
          </table:table-cell>
          <table:table-cell office:value-type="string" calcext:value-type="string">
            <text:p>DELAUNAY</text:p>
          </table:table-cell>
          <table:table-cell table:style-name="ce16" office:value-type="string" calcext:value-type="string">
            <text:p>(Belgium, 1956 -)</text:p>
          </table:table-cell>
          <table:table-cell office:value-type="string" calcext:value-type="string">
            <text:p>Serge-Delaunay-294.jpg</text:p>
          </table:table-cell>
          <table:table-cell office:value-type="string" calcext:value-type="string">
            <text:p><text:span text:style-name="T7">In 1978, he joins the Queen Fabiola Centre in Neufvilles where he spends most of his time in the drawing and modelling studio, la Ramée. Being very observant and able to memorise countless details he copies, in his own way, his favourite subjects, i.e. cars, robots, rockets, and any other machine involving complex technology. </text:span></text:p>
            <text:p><text:span text:style-name="T7">His drawings, made with black felt pen and rotring in ligneclaire style, are supported by texts with technical and mechanical information in which every word seems to be the flagship of the future, the source of progress. Involved with the news and events with intense media coverage, Serge reacts to it and celebrates it in his own way, with empathy and determination.</text:span></text:p>
            <text:p><text:span text:style-name="T7">His drawings and the messages they carry constitute, in the eyes of the visitor, the many relays and traces of an often neglected everyday life. The draughtsman reminds us of our micro-dimension in the face of the space odyssey and its vastness, something the all-knowing Man undoubtedly forgot in his ignorance. Serge delights in this and finds inspiration in these (super) human adventures. To him, these creative moments are synonymous with intense and silent periods of concentration.</text:span></text:p>
            <text:p/>
          </table:table-cell>
          <table:table-cell table:number-columns-repeated="1019"/>
        </table:table-row>
        <table:table-row table:style-name="ro8">
          <table:table-cell table:style-name="ce16" office:value-type="string" calcext:value-type="string">
            <text:p>Paul</text:p>
          </table:table-cell>
          <table:table-cell office:value-type="string" calcext:value-type="string">
            <text:p>DUHEM</text:p>
          </table:table-cell>
          <table:table-cell table:style-name="ce16" office:value-type="string" calcext:value-type="string">
            <text:p>(Belgium, 1919-1999)</text:p>
          </table:table-cell>
          <table:table-cell office:value-type="string" calcext:value-type="string">
            <text:p>Duhem-(1).jpg</text:p>
          </table:table-cell>
          <table:table-cell table:style-name="ce39" office:value-type="string" calcext:value-type="string">
            <text:p>Duhem was seventy when he started to draw and paint. He would always work in the same way. First of all he would cut the sheet of paper down to size with a knife, and then use a length of wood to draw a frame around the sheet. In the top left-hand corner he would write his name, also in a little frame. He had learnt to do this long ago at school. When he worked with paint, he would not use a palette, but emptied the pots into sardine tins. Because of this, his paintings have a restricted number of colors. He never washed out his brushes. The paint became mixed together, and by the time the pots were nearly empty, his work would take on an olive-brown tint. Although Duhem only started painting late in life, he left behind a large body of work. The endless repetition of the same themes gives this work a somewhat enigmatic quality. It is as though there is something that Duhem is always trying to grasp or capture.</text:p>
          </table:table-cell>
          <table:table-cell table:number-columns-repeated="1019"/>
        </table:table-row>
        <table:table-row table:style-name="ro9">
          <table:table-cell table:style-name="ce17" office:value-type="string" calcext:value-type="string">
            <text:p>Johan</text:p>
          </table:table-cell>
          <table:table-cell table:style-name="ce17" office:value-type="string" calcext:value-type="string">
            <text:p>GEENENS</text:p>
          </table:table-cell>
          <table:table-cell table:style-name="ce29" office:value-type="string" calcext:value-type="string">
            <text:p>(Belgium, 1970-)</text:p>
          </table:table-cell>
          <table:table-cell table:style-name="ce32" office:value-type="string" calcext:value-type="string">
            <text:p>geenens.jpg</text:p>
          </table:table-cell>
          <table:table-cell table:style-name="ce32" office:value-type="string" calcext:value-type="string">
            <text:p>Johan Geenens has been attending the De Zandberg workshops in Harelbeke since 1992. Starting off with engraving and linocut, his artistic practices expanded into abstract painting and drawing. His “Nogeenkasteel” series (“One more castle”) is composed of entangled lines transformed into distinct, small spaces and interweaved areas. They all take part in a subtle mosaic of colors and forms, at times alternating with wider spaces where his brash strokes (if it is about painting) OR drawing line (if it is about drawing) become freer and less systematic. These contrasts in styles and density invite the viewer to appreciate in each one of the elements of this ensemble its own distinct features.</text:p>
          </table:table-cell>
          <table:table-cell table:number-columns-repeated="1019"/>
        </table:table-row>
        <table:table-row table:style-name="ro13">
          <table:table-cell table:style-name="ce16" office:value-type="string" calcext:value-type="string">
            <text:p>Juanma</text:p>
          </table:table-cell>
          <table:table-cell table:style-name="ce24" office:value-type="string" calcext:value-type="string">
            <text:p>GONZALEZ</text:p>
          </table:table-cell>
          <table:table-cell table:style-name="ce16" office:value-type="string" calcext:value-type="string">
            <text:p>(Spain, 1945 – Belgium, 2007)</text:p>
          </table:table-cell>
          <table:table-cell office:value-type="string" calcext:value-type="string">
            <text:p>Gonzalez.jpg</text:p>
          </table:table-cell>
          <table:table-cell office:value-type="string" calcext:value-type="string">
            <text:p>He was a driver and became a cobbler.</text:p>
            <text:p>“I really enjoy taking a shoe apart, discovering its structure, identifying what it’s made of, from the most refined materials to the most ordinary, hand-made or machine-made. It was a bit like taking an engine apart but not so dirty.” A television programme made him want to start painting. One day a new sole he had just fitted, its smell, its shape and its texture, made it the ideal support. He painted a small landscape on it, to which the reactions of his customers varied: “The first time I decorated the soles unasked the lady was delighted. But another customer wasn’t at all pleased.” Juanma’s works are not forgotten, they wear away.</text:p>
            <text:p/>
          </table:table-cell>
          <table:table-cell table:number-columns-repeated="1019"/>
        </table:table-row>
        <table:table-row table:style-name="ro5">
          <table:table-cell table:style-name="ce16" office:value-type="string" calcext:value-type="string">
            <text:p>Martha</text:p>
          </table:table-cell>
          <table:table-cell table:style-name="ce24" office:value-type="string" calcext:value-type="string">
            <text:p>GRÜNENWALDT </text:p>
          </table:table-cell>
          <table:table-cell table:style-name="ce16" office:value-type="string" calcext:value-type="string">
            <text:p>(Belgium, 1910 – 2008)</text:p>
          </table:table-cell>
          <table:table-cell office:value-type="string" calcext:value-type="string">
            <text:p>Grunenwaldtweb.jpeg</text:p>
          </table:table-cell>
          <table:table-cell office:value-type="string" calcext:value-type="string">
            <text:p>The artistic activity of Martha Grünenwaldt began in 1981, when she was seventy-one. On the back of a poster or wallpaper, she drew brightly colored pictures with a woman as the apparent centre point. Beside and around the face she painted birds, a violinist, plant motifs, even buildings. </text:p>
            <text:p>Over the years, these motifs took over the space from the portraits and in some cases became a tangle of vegetation obscuring Martha completely.</text:p>
            <text:p/>
          </table:table-cell>
          <table:table-cell table:number-columns-repeated="1019"/>
        </table:table-row>
        <table:table-row table:style-name="ro6">
          <table:table-cell table:style-name="ce20"/>
          <table:table-cell table:style-name="ce17" office:value-type="string" calcext:value-type="string">
            <text:p>JAKLINE</text:p>
          </table:table-cell>
          <table:table-cell table:style-name="ce30" office:value-type="string" calcext:value-type="string">
            <text:p>(Belgium, 1956-)</text:p>
          </table:table-cell>
          <table:table-cell table:style-name="ce32" office:value-type="string" calcext:value-type="string">
            <text:p>Jacquelineok.jpg</text:p>
          </table:table-cell>
          <table:table-cell table:style-name="ce32" office:value-type="string" calcext:value-type="string">
            <text:p>Jakline does not speak readily about her work. (Jakline's work is not a deliberate act of self-expression) Her actions and artwork speak for her instead. She makes lace. One that stings, gets rusty and transmits tetanus. That is chiseled up by fullness and emptiness. Void as some devastated land, abandoned to the projection of our fears/anxieties. A sort of space, inside her iron and nickel cathedrals, where floats the echo of her revolt cried out in silence.</text:p>
          </table:table-cell>
          <table:table-cell table:number-columns-repeated="1019"/>
        </table:table-row>
        <table:table-row table:style-name="ro9">
          <table:table-cell table:style-name="ce16" office:value-type="string" calcext:value-type="string">
            <text:p>André</text:p>
          </table:table-cell>
          <table:table-cell office:value-type="string" calcext:value-type="string">
            <text:p>ROBILLARD </text:p>
          </table:table-cell>
          <table:table-cell table:style-name="ce16" office:value-type="string" calcext:value-type="string">
            <text:p>(France, 1932-)</text:p>
          </table:table-cell>
          <table:table-cell office:value-type="string" calcext:value-type="string">
            <text:p>Robillard-10B.jpg</text:p>
          </table:table-cell>
          <table:table-cell office:value-type="string" calcext:value-type="string">
            <text:p>André Robillard is at times referred to as “the man with guns!” For thirty years, this creator who does not consider himself an artist, makes symbolic guns using tin cans, used light bulbs, old cogwheels, recovered pieces of wood, fabrics, nails, wire and scotch tape.  A multi-disciplinary artist he is also a musician:  percussion improvisations on rubbish bins using empty cartridges placed at the end of the fingers, accordion and harmonica accompanied by very personal songs. </text:p>
            <text:p>Present in the largest outsider art collections, this anti-conformist and anti-militarist artist beckons the viewers in a playful manner in spite of himself.</text:p>
            <text:p/>
          </table:table-cell>
          <table:table-cell table:number-columns-repeated="1019"/>
        </table:table-row>
        <table:table-row table:style-name="ro5">
          <table:table-cell office:value-type="string" calcext:value-type="string">
            <text:p>Jacques</text:p>
          </table:table-cell>
          <table:table-cell table:style-name="ce23" office:value-type="string" calcext:value-type="string">
            <text:p><text:s/>TROVIC </text:p>
          </table:table-cell>
          <table:table-cell table:style-name="ce16" office:value-type="string" calcext:value-type="string">
            <text:p>(France, 1948- )</text:p>
          </table:table-cell>
          <table:table-cell office:value-type="string" calcext:value-type="string">
            <text:p>Trovic1149.jpg</text:p>
          </table:table-cell>
          <table:table-cell table:style-name="ce40" office:value-type="string" calcext:value-type="string">
            <text:p>He learnt sewing and embroidering at a very young age from his mother and sister. He created his first tapestry in 1964, in the small miner’s house in a suburb of Valenciennes. He produces tapestries of monumental size on his kitchen table. The themes broached are inspired by the working class tradition, the mine, street scenes, feasts, carnivals, etc. Jacques Trovic embroiders a jute hessian base with fabrics bought on the Anzin market, wool in all colours, sequins, pearls, lace, and patchwork imbued with great poetry and great sensitivity.</text:p>
          </table:table-cell>
          <table:table-cell table:number-columns-repeated="1019"/>
        </table:table-row>
        <table:table-row table:style-name="ro1" table:number-rows-repeated="4">
          <table:table-cell table:style-name="ce21"/>
          <table:table-cell/>
          <table:table-cell table:style-name="ce31" table:number-columns-repeated="3"/>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table>
      <table:table table:name="collection-nl" table:style-name="ta1">
        <table:table-column table:style-name="co5" table:default-cell-style-name="ce1"/>
        <table:table-column table:style-name="co5" table:number-columns-repeated="1023" table:default-cell-style-name="ce5"/>
        <table:table-row table:style-name="ro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
      <table:named-expressions/>
      <table:database-ranges>
        <table:database-range table:name="__Anonymous_Sheet_DB__0" table:target-range-address="'collection-fr'.A2:'collection-fr'.E39">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P0" style:volatile="true"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 number:language="fr" number:country="BE">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5:33:33.44045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7-08-16T15:34:24.292094000</dc:date>
    <meta:editing-duration>PT19M17S</meta:editing-duration>
    <meta:editing-cycles>11</meta:editing-cycles>
    <meta:generator>LibreOffice/5.0.3.2$MacOSX_X86_64 LibreOffice_project/e5f16313668ac592c1bfb310f4390624e3dbfb75</meta:generator>
    <meta:document-statistic meta:table-count="3" meta:cell-count="213" meta:object-count="0"/>
  </office:meta>
</office:document-meta>
</file>